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officeooo:paragraph-rsid="0028a57a" style:language-asian="ja" style:country-asian="JP"/>
    </style:style>
    <style:style style:name="P3" style:family="paragraph" style:parent-style-name="Standard">
      <style:text-properties officeooo:paragraph-rsid="00305a0b" style:language-asian="ja" style:country-asian="JP"/>
    </style:style>
    <style:style style:name="P4" style:family="paragraph" style:parent-style-name="Standard">
      <style:text-properties officeooo:paragraph-rsid="0033baa0" style:language-asian="ja" style:country-asian="JP"/>
    </style:style>
    <style:style style:name="P5" style:family="paragraph" style:parent-style-name="Standard">
      <style:text-properties officeooo:paragraph-rsid="0036b810" style:language-asian="ja" style:country-asian="JP"/>
    </style:style>
    <style:style style:name="P6" style:family="paragraph" style:parent-style-name="Standard">
      <style:text-properties officeooo:paragraph-rsid="003745c9"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　概要</text:p>
      <text:p text:style-name="P2">・十二支の昔話になぞらえ十二支の一番目を目指す。</text:p>
      <text:p text:style-name="P1">・すごろくゲーム。ターン制。</text:p>
      <text:p text:style-name="P1">・様々な動物から一つを選びそれを自分の駒として扱う。</text:p>
      <text:p text:style-name="P1">・時間内に神様のいる宮殿にゴールすることを目指す。</text:p>
      <text:p text:style-name="P4">・サイコロを振り出た数スタミナを回復。</text:p>
      <text:p text:style-name="P4">・スタミナの数字でできる事の幅が広がる。</text:p>
      <text:p text:style-name="P4">・途中で力尽きたらゲームオーバー。</text:p>
      <text:p text:style-name="P1">・ゴールした順番で十二支を決定。</text:p>
      <text:p text:style-name="P1">・献上物が高価なものだと順位が上がる。</text:p>
      <text:p text:style-name="P1"><text:tab/></text:p>
      <text:p text:style-name="P1">２　イベント</text:p>
      <text:p text:style-name="P1">・戦闘（体力減少）</text:p>
      <text:p text:style-name="P1">・献上物発見（献上物入手）</text:p>
      <text:p text:style-name="P1">・アイテム探索</text:p>
      <text:p text:style-name="P1">・～マス進む</text:p>
      <text:p text:style-name="P1">・～マス戻る</text:p>
      <text:p text:style-name="P1">・～回休み</text:p>
      <text:p text:style-name="P5">・体力回復</text:p>
      <text:p text:style-name="P1">・スタミナ回復</text:p>
      <text:p text:style-name="P1">・力上昇</text:p>
      <text:p text:style-name="P1"/>
      <text:p text:style-name="P1">３　アクション</text:p>
      <text:p text:style-name="P1">・マスを動く（スタミナ消費）</text:p>
      <text:p text:style-name="P1">・鍛える（スタミナ消費）</text:p>
      <text:p text:style-name="P1">・治療（体力回復）</text:p>
      <text:p text:style-name="P1">・攻撃（同じマスにほかの動物がいれば）</text:p>
      <text:p text:style-name="P1"/>
      <text:p text:style-name="P1">４　ステータス</text:p>
      <text:p text:style-name="P1">・体力（HP）</text:p>
      <text:p text:style-name="P1">・スタミナ</text:p>
      <text:p text:style-name="P1">・力</text:p>
      <text:p text:style-name="P1">・献上物</text:p>
      <text:p text:style-name="P1"/>
      <text:p text:style-name="P1">５　拡張方向</text:p>
      <text:p text:style-name="P1">・マス目イベント</text:p>
      <text:p text:style-name="P1"><text:soft-page-break/>・動物</text:p>
      <text:p text:style-name="P1">・ステータス</text:p>
      <text:p text:style-name="P1">・献上物</text:p>
      <text:p text:style-name="P1">・アクション</text:p>
      <text:p text:style-name="P1"/>
      <text:p text:style-name="P1">６　基本設計</text:p>
      <text:p text:style-name="P1">・駒クラス</text:p>
      <text:p text:style-name="P1">・イベントクラス</text:p>
      <text:p text:style-name="P1">・ステータスクラス</text:p>
      <text:p text:style-name="P1">・アイテムクラス</text:p>
      <text:p text:style-name="P1">・アクションクラス</text:p>
      <text:p text:style-name="P1">・音響クラス</text:p>
      <text:p text:style-name="P1">・描画クラス</text:p>
      <text:p text:style-name="P1">・スタート画面</text:p>
      <text:p text:style-name="P1">・選択画面</text:p>
      <text:p text:style-name="P1">・プレイ画面</text:p>
      <text:p text:style-name="P1">・終了画面</text:p>
      <text:p text:style-name="P1"/>
      <text:p text:style-name="P1">７　詳細設計</text:p>
      <text:p text:style-name="P1">・駒クラス</text:p>
      <text:p text:style-name="P1"><text:tab/>・名前</text:p>
      <text:p text:style-name="P1"><text:tab/>・画像</text:p>
      <text:p text:style-name="P1">・イベントクラス</text:p>
      <text:p text:style-name="P1"><text:tab/>・テキスト</text:p>
      <text:p text:style-name="P1"><text:tab/>・ステータス変動</text:p>
      <text:p text:style-name="P3">・ステータスクラス</text:p>
      <text:p text:style-name="P3"><text:tab/>・HP</text:p>
      <text:p text:style-name="P3"><text:tab/>・スタミナ</text:p>
      <text:p text:style-name="P3"><text:tab/>・力</text:p>
      <text:p text:style-name="P3"><text:tab/>・休み回数</text:p>
      <text:p text:style-name="P3"><text:tab/>・献上物</text:p>
      <text:p text:style-name="P3">・アイテムクラス</text:p>
      <text:p text:style-name="P3"><text:tab/>・名前</text:p>
      <text:p text:style-name="P3"><text:tab/>・レベル</text:p>
      <text:p text:style-name="P3"><text:tab/>・効果（上昇順位数）</text:p>
      <text:p text:style-name="P3"><text:soft-page-break/>・アクションクラス</text:p>
      <text:p text:style-name="P3"><text:tab/>・マスを動く</text:p>
      <text:p text:style-name="P6"><text:tab/>・鍛錬（スタミナ消費）</text:p>
      <text:p text:style-name="P6"><text:tab/>・治療（体力回復）</text:p>
      <text:p text:style-name="P6"><text:tab/>・攻撃（同じマスにほかの動物がいれ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22S</meta:editing-duration>
    <meta:editing-cycles>38</meta:editing-cycles>
    <meta:generator>LibreOffice/5.0.4.2$Windows_x86 LibreOffice_project/2b9802c1994aa0b7dc6079e128979269cf95bc78</meta:generator>
    <dc:date>2016-05-15T12:08:41.883000000</dc:date>
    <meta:document-statistic meta:table-count="0" meta:image-count="0" meta:object-count="0" meta:page-count="3" meta:paragraph-count="71" meta:word-count="587" meta:character-count="613" meta:non-whitespace-character-count="589"/>
    <meta:user-defined meta:name="Info 1"/>
    <meta:user-defined meta:name="Info 2"/>
    <meta:user-defined meta:name="Info 3"/>
    <meta:user-defined meta:name="Info 4"/>
  </office:meta>
</office:document-meta>
</file>